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hatch" draw:fill-color="#ffffff" draw:fill-hatch-name="Black_20_-45_20_Degrees" draw:fill-hatch-solid="tru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_32__20_Dots_20_1_20_Dash" svg:stroke-width="0.051cm" svg:stroke-color="#000000" draw:marker-start-width="0.276cm" draw:marker-end-width="0.276cm" draw:fill="none" draw:textarea-horizontal-align="left" draw:textarea-vertical-align="bottom" draw:auto-grow-height="false" fo:padding-top="0.66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ffffff" draw:fill-hatch-solid="true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center" draw:textarea-vertical-align="bottom" draw:auto-grow-height="false" fo:padding-top="0.63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5.588cm" svg:x="0.508cm" svg:y="1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1.27cm" svg:x="0.889cm" svg:y="6.023cm">
          <text:p text:style-name="P2"><text:span text:style-name="T1">Azure 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953cm" svg:height="0.889cm" svg:x="0.889cm" svg:y="5.134cm">
          <text:p text:style-name="P2"><text:span text:style-name="T1">SimplyHPC Role D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3cm" svg:height="0.889cm" svg:x="0.889cm" svg:y="3.764cm">
          <text:p text:style-name="P2"><text:span text:style-name="T1">MPIWrapp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0.889cm" svg:x="0.889cm" svg:y="2.875cm">
          <text:p text:style-name="P2"><text:span text:style-name="T1">SMP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0.889cm" svg:x="0.889cm" svg:y="1.986cm">
          <text:p text:style-name="P2"><text:span text:style-name="T1">MSMP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81cm" svg:height="0.762cm" svg:x="3.302cm" svg:y="4.4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4.318cm" svg:height="9.906cm" draw:transform="rotate (1.5707963267949) translate (0.762cm 6.15cm)">
          <text:p text:style-name="P2"><text:span text:style-name="T1">Deploy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39cm" svg:height="0.889cm" svg:x="0.254cm" svg:y="0.562cm">
          <text:p text:style-name="P2"><text:span text:style-name="T1">Infiniband/Ethernet</text:span></text:p>
          <draw:enhanced-geometry svg:viewBox="0 0 21600 21600" draw:text-areas="?f5 ?f1 ?f6 ?f3" draw:type="left-right-arrow" draw:modifiers="1929.71800433839 4951.0112359550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6.985cm" svg:height="0.889cm" svg:x="0.508cm" svg:y="7.547cm">
          <text:p text:style-name="P2"><text:span text:style-name="T1">Internet <text:s/>/ Azure Network</text:span></text:p>
          <draw:enhanced-geometry svg:viewBox="0 0 21600 21600" draw:text-areas="?f5 ?f1 ?f6 ?f3" draw:type="left-right-arrow" draw:modifiers="1929.71800433839 4951.0112359550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381cm" svg:height="0.762cm" svg:x="3.302cm" svg:y="1.1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381cm" svg:height="0.762cm" svg:x="3.175cm" svg:y="7.0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143cm" svg:height="1.116cm" svg:x="6.096cm" svg:y="6.15cm">
          <text:p text:style-name="P2"><text:span text:style-name="T1">Loc.</text:span></text:p>
          <text:p text:style-name="P2"><text:span text:style-name="T1">Stor</text:span></text:p>
          <draw:enhanced-geometry svg:viewBox="0 0 88 21600" draw:glue-points="44 ?f6 44 0 0 10800 44 21600 88 10800" draw:text-areas="0 ?f6 88 ?f3" draw:type="can" draw:modifiers="3772.777340676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0.381cm" svg:height="2.032cm" svg:x="5.08cm" svg:y="5.76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381cm" svg:height="0.762cm" draw:transform="rotate (0.896575636749487) translate (5.771cm 5.8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143cm" svg:height="1.116cm" svg:x="7.493cm" svg:y="7.447cm">
          <text:p text:style-name="P2"><text:span text:style-name="T1">Azure</text:span></text:p>
          <text:p text:style-name="P2"><text:span text:style-name="T1">Stor.</text:span></text:p>
          <draw:enhanced-geometry svg:viewBox="0 0 88 21600" draw:glue-points="44 ?f6 44 0 0 10800 44 21600 88 10800" draw:text-areas="0 ?f6 88 ?f3" draw:type="can" draw:modifiers="3772.777340676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2.921cm" svg:height="8.636cm" draw:transform="rotate (1.5707963267949) translate (0.762cm 4.88cm)">
          <text:p text:style-name="P2"><text:span text:style-name="T1">MPI Contex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nm </meta:initial-creator>
    <meta:creation-date>2015-05-22T12:56:52.545186233</meta:creation-date>
    <dc:date>2015-05-22T15:28:42.288872294</dc:date>
    <dc:creator>pnm </dc:creator>
    <meta:editing-duration>PT2H1M6S</meta:editing-duration>
    <meta:editing-cycles>2</meta:editing-cycles>
    <meta:generator>LibreOffice/4.2.8.2$Linux_X86_64 LibreOffice_project/420m0$Build-2</meta:generator>
    <meta:document-statistic meta:object-count="17"/>
  </office:meta>
</office:document-meta>
</file>